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background-color="#99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D1" style:family="table-cell">
      <style:table-cell-properties fo:background-color="#99ff66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0e7496" officeooo:paragraph-rsid="000e749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officeooo:rsid="000e7496" officeooo:paragraph-rsid="000e749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normal" officeooo:rsid="000ffa85" officeooo:paragraph-rsid="000e749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bold" officeooo:rsid="0012302d" officeooo:paragraph-rsid="0012302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bold" officeooo:rsid="0012302d" officeooo:paragraph-rsid="0018116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bold" officeooo:rsid="00133023" officeooo:paragraph-rsid="001330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bold" officeooo:rsid="00133023" officeooo:paragraph-rsid="00181165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bold" officeooo:rsid="0013bbf6" officeooo:paragraph-rsid="00166ff9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bold" officeooo:rsid="00166ff9" officeooo:paragraph-rsid="00166ff9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bold" officeooo:rsid="00166ff9" officeooo:paragraph-rsid="00181165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181165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2pt" officeooo:rsid="00181165" officeooo:paragraph-rsid="00181165" style:font-size-asian="10.5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2pt" officeooo:rsid="00181165" officeooo:paragraph-rsid="00181165" fo:background-color="transparent" style:font-size-asian="10.5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Arial" fo:font-size="12pt" fo:font-weight="bold" officeooo:rsid="000ffa85" officeooo:paragraph-rsid="00181165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bold" officeooo:rsid="0013bbf6" officeooo:paragraph-rsid="00181165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end" style:justify-single-word="false"/>
      <style:text-properties style:font-name="Arial" fo:font-size="12pt" fo:font-weight="bold" officeooo:rsid="0027bc56" officeooo:paragraph-rsid="0027bc5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weight="normal" officeooo:rsid="00149947" officeooo:paragraph-rsid="001ac60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weight="normal" officeooo:rsid="0013bbf6" officeooo:paragraph-rsid="0018116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weight="normal" officeooo:rsid="0022a000" officeooo:paragraph-rsid="0022a000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Arial" fo:font-size="14pt" fo:font-weight="bold" officeooo:rsid="000e7496" officeooo:paragraph-rsid="000e7496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end" style:justify-single-word="false"/>
      <style:text-properties style:font-name="Arial" fo:font-size="14pt" fo:font-weight="bold" officeooo:rsid="0027bc56" officeooo:paragraph-rsid="0027bc56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rial" fo:font-size="14pt" fo:font-weight="bold" officeooo:rsid="00296a6f" officeooo:paragraph-rsid="00296a6f" style:font-size-asian="14pt" style:font-weight-asian="bold" style:font-size-complex="14pt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3pt" fo:font-weight="bold" officeooo:rsid="000ffa85" officeooo:paragraph-rsid="00181165" style:font-size-asian="13pt" style:font-weight-asian="bold" style:font-size-complex="13pt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3pt" fo:font-weight="bold" officeooo:rsid="0013bbf6" officeooo:paragraph-rsid="00181165" style:font-size-asian="13pt" style:font-weight-asian="bold" style:font-size-complex="13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ff3333" style:font-name="Arial" fo:font-size="12pt" fo:font-weight="normal" officeooo:rsid="00166ff9" officeooo:paragraph-rsid="00181165" fo:background-color="transparent" style:font-size-asian="10.5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color="#000000" style:font-name="Arial" fo:font-size="13pt" fo:font-weight="bold" officeooo:rsid="0013bbf6" officeooo:paragraph-rsid="00181165" fo:background-color="transparent" style:font-size-asian="13pt" style:font-weight-asian="bold" style:font-size-complex="13pt" style:font-weight-complex="bold"/>
    </style:style>
    <style:style style:name="T1" style:family="text">
      <style:text-properties officeooo:rsid="00170504"/>
    </style:style>
    <style:style style:name="T2" style:family="text">
      <style:text-properties officeooo:rsid="001a17b4"/>
    </style:style>
    <style:style style:name="T3" style:family="text">
      <style:text-properties officeooo:rsid="00240a5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élula de Fundamentos de Programação</text:p>
      <text:p text:style-name="P1">com Desenvolvimento de Jogos</text:p>
      <text:p text:style-name="P1"/>
      <text:p text:style-name="P22"/>
      <text:p text:style-name="P21">Nome do Jogo***</text:p>
      <text:p text:style-name="P16">Versão 0.0.1</text:p>
      <text:p text:style-name="P2"/>
      <text:p text:style-name="P3"/>
      <text:list xml:id="list6006079854014105292" text:style-name="L1">
        <text:list-item>
          <text:p text:style-name="P23">Objetivo</text:p>
          <text:p text:style-name="P14"/>
        </text:list-item>
      </text:list>
      <text:p text:style-name="P17"><text:tab/>Desenvolver um jogo <text:span text:style-name="T2">usando conceitos básicos da Engenharia de Software durante 1 mês. Durante o desenvolvimento alguns objetivos específicos devem ser trabalhados como capacidade para trabalhar em grupo, motivação dos alunos em relação curso/disciplina e ajudar os mesmos no aprendizado e, consequentemente, no processo de aprovação.</text:span></text:p>
      <text:p text:style-name="P8"/>
      <text:p text:style-name="P8"/>
      <text:list xml:id="list154010842992253" text:continue-numbering="true" text:style-name="L1">
        <text:list-item>
          <text:p text:style-name="P24">Premissas e Restrições</text:p>
        </text:list-item>
      </text:list>
      <text:p text:style-name="P18"/>
      <text:p text:style-name="P19"><text:tab/>O jogo será desenvolvido para a plataforma Desktop buscando criar um ambiente de fácil interação com o usuário gamer, entretanto os mesmos devem estar familiarizados com computadores e alguns jogos para melhor se adaptarem ao uso do jogo. <text:span text:style-name="T3">O jogo deve ser pequeno, intuitivo e de fácil manutenção, ou seja, com bom uso de práticas de desenvolvimento e código limpo.</text:span></text:p>
      <text:p text:style-name="P11"/>
      <text:p text:style-name="P25"/>
      <text:list xml:id="list154011569557617" text:continue-numbering="true" text:style-name="L1">
        <text:list-item>
          <text:p text:style-name="P24">Requisitos Funcionais</text:p>
        </text:list-item>
      </text:list>
      <text:p text:style-name="P15"/>
      <text:p text:style-name="P10">RF00<text:span text:style-name="T1">1 - </text:span></text:p>
      <text:p text:style-name="P5"/>
      <text:p text:style-name="P10">RF002 - </text:p>
      <text:p text:style-name="P11"/>
      <text:p text:style-name="P18"/>
      <text:list xml:id="list154011901103353" text:continue-numbering="true" text:style-name="L1">
        <text:list-item>
          <text:p text:style-name="P26">Requisitos Não Funcionais</text:p>
        </text:list-item>
      </text:list>
      <text:p text:style-name="P9"/>
      <text:p text:style-name="P9">RNF001 - </text:p>
      <text:p text:style-name="P9"/>
      <text:p text:style-name="P9">RNF002 - </text:p>
      <text:p text:style-name="P4"/>
      <text:p text:style-name="P4"/>
      <text:list xml:id="list154012387788088" text:continue-numbering="true" text:style-name="L1">
        <text:list-item>
          <text:p text:style-name="P24">Tecnologias</text:p>
        </text:list-item>
      </text:list>
      <text:p text:style-name="P7"/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13">Linguagens</text:p>
          </table:table-cell>
          <table:table-cell table:style-name="Tabela1.A1" office:value-type="string">
            <text:p text:style-name="P13">IDE's</text:p>
          </table:table-cell>
          <table:table-cell table:style-name="Tabela1.A1" office:value-type="string">
            <text:p text:style-name="P13">Sistema Operacional</text:p>
          </table:table-cell>
          <table:table-cell table:style-name="Tabela1.D1" office:value-type="string">
            <text:p text:style-name="P13">Facilitadores</text:p>
          </table:table-cell>
        </table:table-row>
        <table:table-row>
          <table:table-cell table:style-name="Tabela1.C2" office:value-type="string">
            <text:p text:style-name="P12">C++</text:p>
          </table:table-cell>
          <table:table-cell table:style-name="Tabela1.C2" office:value-type="string">
            <text:p text:style-name="P12">QtCreator</text:p>
          </table:table-cell>
          <table:table-cell table:style-name="Tabela1.C2" office:value-type="string">
            <text:p text:style-name="P12">Linux e Windows</text:p>
          </table:table-cell>
          <table:table-cell table:style-name="Tabela1.D2" office:value-type="string">
            <text:p text:style-name="P12">WhatsApp, GitHub e Facebook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2:59:33.913044801</meta:creation-date>
    <dc:date>2016-08-25T15:40:10.558430649</dc:date>
    <meta:editing-duration>PT13H48M23S</meta:editing-duration>
    <meta:editing-cycles>27</meta:editing-cycles>
    <meta:generator>LibreOffice/4.2.8.2$Linux_X86_64 LibreOffice_project/420m0$Build-2</meta:generator>
    <meta:document-statistic meta:table-count="1" meta:image-count="0" meta:object-count="0" meta:page-count="1" meta:paragraph-count="23" meta:word-count="157" meta:character-count="1022" meta:non-whitespace-character-count="887"/>
  </office:meta>
</office:document-meta>
</file>